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bd3" officeooo:paragraph-rsid="001e9bd3"/>
    </style:style>
    <style:style style:name="P2" style:family="paragraph" style:parent-style-name="Standard">
      <style:text-properties officeooo:rsid="00206a4c" officeooo:paragraph-rsid="00206a4c"/>
    </style:style>
    <style:style style:name="P3" style:family="paragraph" style:parent-style-name="Standard">
      <style:text-properties officeooo:rsid="002148de" officeooo:paragraph-rsid="002148de"/>
    </style:style>
    <style:style style:name="T1" style:family="text">
      <style:text-properties officeooo:rsid="00219a04"/>
    </style:style>
    <style:style style:name="T2" style:family="text">
      <style:text-properties officeooo:rsid="0022e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and concerns of technology in healthcare</text:p>
      <text:p text:style-name="P1"/>
      <text:p text:style-name="P2">Bioinformatics</text:p>
      <text:p text:style-name="P2">Lab testing, xray, <text:span text:style-name="T2">modelling</text:span></text:p>
      <text:p text:style-name="P2"/>
      <text:p text:style-name="P2">Communication</text:p>
      <text:p text:style-name="P2">Other hospitals, staff, <text:span text:style-name="T1">remote appointments – whos listening?</text:span></text:p>
      <text:p text:style-name="P2"/>
      <text:p text:style-name="P2">Databases</text:p>
      <text:p text:style-name="P2">Patient records, insurance information, finances, current treatment</text:p>
      <text:p text:style-name="P3">Prescriptions, access from home/mob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05:53.192313003</meta:creation-date>
    <dc:date>2021-01-26T20:43:17.316289005</dc:date>
    <meta:editing-duration>PT37M24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8" meta:word-count="32" meta:character-count="275" meta:non-whitespace-character-count="250"/>
  </office:meta>
</office:document-meta>
</file>